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svg:font-family="Times" style:font-family-generic="system" svg:panose-1="2 2 6 3 5 4 5 2 3 4"/>
    <style:font-face style:name="Times New Roman" svg:font-family="Times New Roman" style:font-family-generic="roman" style:font-pitch="variable" svg:panose-1="2 2 6 3 5 4 5 2 3 4"/>
    <style:font-face style:name="Helvetica" svg:font-family="Helvetica"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Helvetica"/>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ab-stops>
          <style:tab-stop style:type="left" style:position="0.3937in"/>
          <style:tab-stop style:type="left" style:position="0.7875in"/>
          <style:tab-stop style:type="left" style:position="1.1812in"/>
          <style:tab-stop style:type="left" style:position="1.575in"/>
          <style:tab-stop style:type="left" style:position="1.9687in"/>
          <style:tab-stop style:type="left" style:position="2.3625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style>
    <style:style style:name="T2" style:parent-style-name="Standardstycketeckensnitt" style:family="text">
      <style:text-properties style:font-name="Helvetica" fo:font-weight="bold" style:font-weight-asian="bold" fo:language="en" fo:country="US"/>
    </style:style>
    <style:style style:name="P3" style:parent-style-name="Standard" style:family="paragraph">
      <style:paragraph-properties>
        <style:tab-stops>
          <style:tab-stop style:type="left" style:position="0.3937in"/>
          <style:tab-stop style:type="left" style:position="0.7875in"/>
          <style:tab-stop style:type="left" style:position="1.1812in"/>
          <style:tab-stop style:type="left" style:position="1.575in"/>
          <style:tab-stop style:type="left" style:position="1.9687in"/>
          <style:tab-stop style:type="left" style:position="2.3625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text-properties style:font-name="Helvetica" fo:language="en" fo:country="US"/>
    </style:style>
    <style:style style:name="P4" style:parent-style-name="Standard" style:family="paragraph">
      <style:paragraph-properties>
        <style:tab-stops>
          <style:tab-stop style:type="left" style:position="0.3937in"/>
          <style:tab-stop style:type="left" style:position="0.7875in"/>
          <style:tab-stop style:type="left" style:position="1.1812in"/>
          <style:tab-stop style:type="left" style:position="1.575in"/>
          <style:tab-stop style:type="left" style:position="1.9687in"/>
          <style:tab-stop style:type="left" style:position="2.3625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style>
    <style:style style:name="T5" style:parent-style-name="Standardstycketeckensnitt" style:family="text">
      <style:text-properties style:font-name="Helvetica" fo:font-weight="bold" style:font-weight-asian="bold" fo:language="en" fo:country="US"/>
    </style:style>
    <style:style style:name="T6" style:parent-style-name="Standardstycketeckensnitt" style:family="text">
      <style:text-properties style:font-name="Helvetica" fo:language="en" fo:country="US"/>
    </style:style>
    <style:style style:name="P7" style:parent-style-name="Standard" style:family="paragraph">
      <style:paragraph-properties>
        <style:tab-stops>
          <style:tab-stop style:type="left" style:position="0.3937in"/>
          <style:tab-stop style:type="left" style:position="0.7875in"/>
          <style:tab-stop style:type="left" style:position="1.1812in"/>
          <style:tab-stop style:type="left" style:position="1.575in"/>
          <style:tab-stop style:type="left" style:position="1.9687in"/>
          <style:tab-stop style:type="left" style:position="2.3625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text-properties style:font-name="Helvetica" fo:language="en" fo:country="US"/>
    </style:style>
    <style:style style:name="P8" style:parent-style-name="Standard" style:family="paragraph">
      <style:paragraph-properties>
        <style:tab-stops>
          <style:tab-stop style:type="left" style:position="0.3937in"/>
          <style:tab-stop style:type="left" style:position="0.7875in"/>
          <style:tab-stop style:type="left" style:position="1.1812in"/>
          <style:tab-stop style:type="left" style:position="1.575in"/>
          <style:tab-stop style:type="left" style:position="1.9687in"/>
          <style:tab-stop style:type="left" style:position="2.3625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style>
    <style:style style:name="T9" style:parent-style-name="Standardstycketeckensnitt" style:family="text">
      <style:text-properties style:font-name="Helvetica" fo:font-weight="bold" style:font-weight-asian="bold" fo:language="en" fo:country="US"/>
    </style:style>
    <style:style style:name="T10" style:parent-style-name="Standardstycketeckensnitt" style:family="text">
      <style:text-properties style:font-name="Helvetica" fo:language="en" fo:country="US"/>
    </style:style>
    <style:style style:name="T11" style:parent-style-name="Standardstycketeckensnitt" style:family="text">
      <style:text-properties style:font-name="Helvetica" fo:language="en" fo:country="US"/>
    </style:style>
    <style:style style:name="P12" style:parent-style-name="Standard" style:family="paragraph">
      <style:paragraph-properties>
        <style:tab-stops>
          <style:tab-stop style:type="left" style:position="0.3937in"/>
          <style:tab-stop style:type="left" style:position="0.7875in"/>
          <style:tab-stop style:type="left" style:position="1.1812in"/>
          <style:tab-stop style:type="left" style:position="1.575in"/>
          <style:tab-stop style:type="left" style:position="1.9687in"/>
          <style:tab-stop style:type="left" style:position="2.3625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text-properties style:font-name="Helvetica" fo:language="en" fo:country="US"/>
    </style:style>
    <style:style style:name="P13" style:parent-style-name="Standard" style:family="paragraph">
      <style:paragraph-properties>
        <style:tab-stops>
          <style:tab-stop style:type="left" style:position="0.3937in"/>
          <style:tab-stop style:type="left" style:position="0.7875in"/>
          <style:tab-stop style:type="left" style:position="1.1812in"/>
          <style:tab-stop style:type="left" style:position="1.575in"/>
          <style:tab-stop style:type="left" style:position="1.9687in"/>
          <style:tab-stop style:type="left" style:position="2.3625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style>
    <style:style style:name="T14" style:parent-style-name="Standardstycketeckensnitt" style:family="text">
      <style:text-properties style:font-name="Helvetica" fo:font-weight="bold" style:font-weight-asian="bold" fo:language="en" fo:country="US"/>
    </style:style>
    <style:style style:name="T15" style:parent-style-name="Standardstycketeckensnitt" style:family="text">
      <style:text-properties style:font-name="Helvetica" fo:language="en" fo:country="US"/>
    </style:style>
    <style:style style:name="P16" style:parent-style-name="Standard" style:family="paragraph">
      <style:paragraph-properties>
        <style:tab-stops>
          <style:tab-stop style:type="left" style:position="0.3937in"/>
          <style:tab-stop style:type="left" style:position="0.7875in"/>
          <style:tab-stop style:type="left" style:position="1.1812in"/>
          <style:tab-stop style:type="left" style:position="1.575in"/>
          <style:tab-stop style:type="left" style:position="1.9687in"/>
          <style:tab-stop style:type="left" style:position="2.3625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text-properties style:font-name="Helvetica" fo:language="en" fo:country="US"/>
    </style:style>
    <style:style style:name="P17" style:parent-style-name="Standard" style:family="paragraph">
      <style:paragraph-properties>
        <style:tab-stops>
          <style:tab-stop style:type="left" style:position="0.3937in"/>
          <style:tab-stop style:type="left" style:position="0.7875in"/>
          <style:tab-stop style:type="left" style:position="1.1812in"/>
          <style:tab-stop style:type="left" style:position="1.575in"/>
          <style:tab-stop style:type="left" style:position="1.9687in"/>
          <style:tab-stop style:type="left" style:position="2.3625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style>
    <style:style style:name="T18" style:parent-style-name="Standardstycketeckensnitt" style:family="text">
      <style:text-properties style:font-name="Helvetica" fo:font-weight="bold" style:font-weight-asian="bold" fo:language="en" fo:country="US"/>
    </style:style>
    <style:style style:name="P19" style:parent-style-name="Standard" style:family="paragraph">
      <style:paragraph-properties>
        <style:tab-stops>
          <style:tab-stop style:type="left" style:position="0.3937in"/>
          <style:tab-stop style:type="left" style:position="0.7875in"/>
          <style:tab-stop style:type="left" style:position="1.1812in"/>
          <style:tab-stop style:type="left" style:position="1.575in"/>
          <style:tab-stop style:type="left" style:position="1.9687in"/>
          <style:tab-stop style:type="left" style:position="2.3625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style>
    <style:style style:name="T20" style:parent-style-name="Standardstycketeckensnitt" style:family="text">
      <style:text-properties style:font-name="Helvetica" fo:font-weight="bold" style:font-weight-asian="bold" fo:language="en" fo:country="US"/>
    </style:style>
    <style:style style:name="P21" style:parent-style-name="Standard" style:family="paragraph">
      <style:paragraph-properties>
        <style:tab-stops>
          <style:tab-stop style:type="left" style:position="0.3937in"/>
          <style:tab-stop style:type="left" style:position="0.7875in"/>
          <style:tab-stop style:type="left" style:position="1.1812in"/>
          <style:tab-stop style:type="left" style:position="1.575in"/>
          <style:tab-stop style:type="left" style:position="1.9687in"/>
          <style:tab-stop style:type="left" style:position="2.3625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text-properties style:font-name="Helvetica" fo:language="en" fo:country="US"/>
    </style:style>
    <style:style style:name="P22" style:parent-style-name="Standard" style:list-style-name="LFO1" style:family="paragraph">
      <style:paragraph-properties>
        <style:tab-stops>
          <style:tab-stop style:type="left" style:position="-0.1062in"/>
          <style:tab-stop style:type="left" style:position="0.2875in"/>
          <style:tab-stop style:type="left" style:position="0.6812in"/>
          <style:tab-stop style:type="left" style:position="1.075in"/>
          <style:tab-stop style:type="left" style:position="1.4687in"/>
          <style:tab-stop style:type="left" style:position="1.8625in"/>
          <style:tab-stop style:type="left" style:position="2.2555in"/>
          <style:tab-stop style:type="left" style:position="2.6493in"/>
          <style:tab-stop style:type="left" style:position="3.043in"/>
          <style:tab-stop style:type="left" style:position="3.4368in"/>
          <style:tab-stop style:type="left" style:position="3.8305in"/>
          <style:tab-stop style:type="left" style:position="4.2243in"/>
        </style:tab-stops>
      </style:paragraph-properties>
      <style:text-properties style:font-name="Helvetica" fo:language="en" fo:country="US"/>
    </style:style>
    <style:style style:name="P23" style:parent-style-name="Standard" style:family="paragraph">
      <style:paragraph-properties>
        <style:tab-stops>
          <style:tab-stop style:type="left" style:position="0.3937in"/>
          <style:tab-stop style:type="left" style:position="0.7875in"/>
          <style:tab-stop style:type="left" style:position="1.1812in"/>
          <style:tab-stop style:type="left" style:position="1.575in"/>
          <style:tab-stop style:type="left" style:position="1.9687in"/>
          <style:tab-stop style:type="left" style:position="2.3625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text-properties style:font-name="Helvetica" fo:language="en" fo:country="US"/>
    </style:style>
    <style:style style:name="P24" style:parent-style-name="Standard" style:family="paragraph">
      <style:paragraph-properties>
        <style:tab-stops>
          <style:tab-stop style:type="left" style:position="0.3937in"/>
          <style:tab-stop style:type="left" style:position="0.7875in"/>
          <style:tab-stop style:type="left" style:position="1.1812in"/>
          <style:tab-stop style:type="left" style:position="1.575in"/>
          <style:tab-stop style:type="left" style:position="1.9687in"/>
          <style:tab-stop style:type="left" style:position="2.3625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style>
    <style:style style:name="T25" style:parent-style-name="Standardstycketeckensnitt" style:family="text">
      <style:text-properties style:font-name="Helvetica" fo:font-weight="bold" style:font-weight-asian="bold" fo:language="en" fo:country="US"/>
    </style:style>
    <style:style style:name="P26" style:parent-style-name="Standard" style:family="paragraph">
      <style:paragraph-properties>
        <style:tab-stops>
          <style:tab-stop style:type="left" style:position="0.3937in"/>
          <style:tab-stop style:type="left" style:position="0.7875in"/>
          <style:tab-stop style:type="left" style:position="1.1812in"/>
          <style:tab-stop style:type="left" style:position="1.575in"/>
          <style:tab-stop style:type="left" style:position="1.9687in"/>
          <style:tab-stop style:type="left" style:position="2.3625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text-properties style:font-name="Helvetica" fo:language="en" fo:country="US"/>
    </style:style>
    <style:style style:name="P27" style:parent-style-name="Standard" style:family="paragraph">
      <style:paragraph-properties>
        <style:tab-stops>
          <style:tab-stop style:type="left" style:position="0.3937in"/>
          <style:tab-stop style:type="left" style:position="0.7875in"/>
          <style:tab-stop style:type="left" style:position="1.1812in"/>
          <style:tab-stop style:type="left" style:position="1.575in"/>
          <style:tab-stop style:type="left" style:position="1.9687in"/>
          <style:tab-stop style:type="left" style:position="2.3625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style>
    <style:style style:name="T28" style:parent-style-name="Standardstycketeckensnitt" style:family="text">
      <style:text-properties style:font-name="Helvetica" fo:font-weight="bold" style:font-weight-asian="bold" fo:language="en" fo:country="US"/>
    </style:style>
    <style:style style:name="T29" style:parent-style-name="Standardstycketeckensnitt" style:family="text">
      <style:text-properties style:font-name="Helvetica" fo:language="en" fo:country="US"/>
    </style:style>
    <style:style style:name="T30" style:parent-style-name="Standardstycketeckensnitt" style:family="text">
      <style:text-properties style:font-name="Helvetica" fo:language="en" fo:country="US"/>
    </style:style>
    <style:style style:name="T31" style:parent-style-name="Standardstycketeckensnitt" style:family="text">
      <style:text-properties style:font-name="Helvetica" fo:language="en" fo:country="US"/>
    </style:style>
    <style:style style:name="T32" style:parent-style-name="Standardstycketeckensnitt" style:family="text">
      <style:text-properties style:font-name="Helvetica" fo:language="en" fo:country="US"/>
    </style:style>
    <style:style style:name="P33" style:parent-style-name="Standard" style:family="paragraph">
      <style:paragraph-properties>
        <style:tab-stops>
          <style:tab-stop style:type="left" style:position="0.3937in"/>
          <style:tab-stop style:type="left" style:position="0.7875in"/>
          <style:tab-stop style:type="left" style:position="1.1812in"/>
          <style:tab-stop style:type="left" style:position="1.575in"/>
          <style:tab-stop style:type="left" style:position="1.9687in"/>
          <style:tab-stop style:type="left" style:position="2.3625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text-properties style:font-name="Helvetica" fo:language="en" fo:country="US"/>
    </style:style>
    <style:style style:name="P34" style:parent-style-name="Standard" style:family="paragraph">
      <style:paragraph-properties>
        <style:tab-stops>
          <style:tab-stop style:type="left" style:position="0.3937in"/>
          <style:tab-stop style:type="left" style:position="0.7875in"/>
          <style:tab-stop style:type="left" style:position="1.1812in"/>
          <style:tab-stop style:type="left" style:position="1.575in"/>
          <style:tab-stop style:type="left" style:position="1.9687in"/>
          <style:tab-stop style:type="left" style:position="2.3625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text-properties style:font-name="Helvetica" fo:language="en" fo:country="US"/>
    </style:style>
    <style:style style:name="P35" style:parent-style-name="Standard" style:family="paragraph">
      <style:paragraph-properties>
        <style:tab-stops>
          <style:tab-stop style:type="left" style:position="0.3937in"/>
          <style:tab-stop style:type="left" style:position="0.7875in"/>
          <style:tab-stop style:type="left" style:position="1.1812in"/>
          <style:tab-stop style:type="left" style:position="1.575in"/>
          <style:tab-stop style:type="left" style:position="1.9687in"/>
          <style:tab-stop style:type="left" style:position="2.3625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text-properties style:font-name="Helvetica" fo:language="en" fo:country="US"/>
    </style:style>
    <style:style style:name="P36" style:parent-style-name="Standard" style:family="paragraph">
      <style:paragraph-properties>
        <style:tab-stops>
          <style:tab-stop style:type="left" style:position="0.3937in"/>
          <style:tab-stop style:type="left" style:position="0.7875in"/>
          <style:tab-stop style:type="left" style:position="1.1812in"/>
          <style:tab-stop style:type="left" style:position="1.575in"/>
          <style:tab-stop style:type="left" style:position="1.9687in"/>
          <style:tab-stop style:type="left" style:position="2.3625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text-properties style:font-name="Helvetica" fo:language="en" fo:country="US"/>
    </style:style>
    <style:style style:name="P37" style:parent-style-name="Standard" style:family="paragraph">
      <style:paragraph-properties>
        <style:tab-stops>
          <style:tab-stop style:type="left" style:position="0.3937in"/>
          <style:tab-stop style:type="left" style:position="0.7875in"/>
          <style:tab-stop style:type="left" style:position="1.1812in"/>
          <style:tab-stop style:type="left" style:position="1.575in"/>
          <style:tab-stop style:type="left" style:position="1.9687in"/>
          <style:tab-stop style:type="left" style:position="2.3625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style>
    <style:style style:name="T38" style:parent-style-name="Standardstycketeckensnitt" style:family="text">
      <style:text-properties style:font-name="Helvetica" fo:font-weight="bold" style:font-weight-asian="bold" fo:language="en" fo:country="US"/>
    </style:style>
    <style:style style:name="P39" style:parent-style-name="Standard" style:family="paragraph">
      <style:paragraph-properties>
        <style:tab-stops>
          <style:tab-stop style:type="left" style:position="0.3937in"/>
          <style:tab-stop style:type="left" style:position="0.7875in"/>
          <style:tab-stop style:type="left" style:position="1.1812in"/>
          <style:tab-stop style:type="left" style:position="1.575in"/>
          <style:tab-stop style:type="left" style:position="1.9687in"/>
          <style:tab-stop style:type="left" style:position="2.3625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text-properties style:font-name="Helvetica" fo:language="en" fo:country="US"/>
    </style:style>
    <style:style style:name="P40" style:parent-style-name="Standard" style:family="paragraph">
      <style:paragraph-properties>
        <style:tab-stops>
          <style:tab-stop style:type="left" style:position="0.3937in"/>
          <style:tab-stop style:type="left" style:position="0.7875in"/>
          <style:tab-stop style:type="left" style:position="1.1812in"/>
          <style:tab-stop style:type="left" style:position="1.575in"/>
          <style:tab-stop style:type="left" style:position="1.9687in"/>
          <style:tab-stop style:type="left" style:position="2.3625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text-properties style:font-name="Helvetica" fo:language="en" fo:country="US"/>
    </style:style>
    <style:style style:name="P41" style:parent-style-name="Standard" style:family="paragraph">
      <style:paragraph-properties>
        <style:tab-stops>
          <style:tab-stop style:type="left" style:position="0.3937in"/>
          <style:tab-stop style:type="left" style:position="0.7875in"/>
          <style:tab-stop style:type="left" style:position="1.1812in"/>
          <style:tab-stop style:type="left" style:position="1.575in"/>
          <style:tab-stop style:type="left" style:position="1.9687in"/>
          <style:tab-stop style:type="left" style:position="2.3625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text-properties style:font-name="Helvetica" fo:language="en" fo:country="US"/>
    </style:style>
    <style:style style:name="P42" style:parent-style-name="Standard" style:family="paragraph">
      <style:paragraph-properties>
        <style:tab-stops>
          <style:tab-stop style:type="left" style:position="0.3937in"/>
          <style:tab-stop style:type="left" style:position="0.7875in"/>
          <style:tab-stop style:type="left" style:position="1.1812in"/>
          <style:tab-stop style:type="left" style:position="1.575in"/>
          <style:tab-stop style:type="left" style:position="1.9687in"/>
          <style:tab-stop style:type="left" style:position="2.3625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text-properties style:font-name="Helvetica" fo:language="en" fo:country="US"/>
    </style:style>
    <style:style style:name="P43" style:parent-style-name="Standard" style:family="paragraph">
      <style:paragraph-properties>
        <style:tab-stops>
          <style:tab-stop style:type="left" style:position="0.3937in"/>
          <style:tab-stop style:type="left" style:position="0.7875in"/>
          <style:tab-stop style:type="left" style:position="1.1812in"/>
          <style:tab-stop style:type="left" style:position="1.575in"/>
          <style:tab-stop style:type="left" style:position="1.9687in"/>
          <style:tab-stop style:type="left" style:position="2.3625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text-properties style:font-name="Helvetica" fo:language="en" fo:country="US"/>
    </style:style>
    <style:style style:name="P44" style:parent-style-name="Standard" style:family="paragraph">
      <style:paragraph-properties>
        <style:tab-stops>
          <style:tab-stop style:type="left" style:position="0.3937in"/>
          <style:tab-stop style:type="left" style:position="0.7875in"/>
          <style:tab-stop style:type="left" style:position="1.1812in"/>
          <style:tab-stop style:type="left" style:position="1.575in"/>
          <style:tab-stop style:type="left" style:position="1.9687in"/>
          <style:tab-stop style:type="left" style:position="2.3625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text-properties style:font-name="Helvetica" fo:language="en" fo:country="US"/>
    </style:style>
    <style:style style:name="P45" style:parent-style-name="Standard" style:family="paragraph">
      <style:paragraph-properties>
        <style:tab-stops>
          <style:tab-stop style:type="left" style:position="0.3937in"/>
          <style:tab-stop style:type="left" style:position="0.7875in"/>
          <style:tab-stop style:type="left" style:position="1.1812in"/>
          <style:tab-stop style:type="left" style:position="1.575in"/>
          <style:tab-stop style:type="left" style:position="1.9687in"/>
          <style:tab-stop style:type="left" style:position="2.3625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text-properties style:font-name="Helvetica" fo:language="en" fo:country="US"/>
    </style:style>
    <style:style style:name="P46" style:parent-style-name="Standard" style:family="paragraph">
      <style:paragraph-properties>
        <style:tab-stops>
          <style:tab-stop style:type="left" style:position="0.3937in"/>
          <style:tab-stop style:type="left" style:position="0.7875in"/>
          <style:tab-stop style:type="left" style:position="1.1812in"/>
          <style:tab-stop style:type="left" style:position="1.575in"/>
          <style:tab-stop style:type="left" style:position="1.9687in"/>
          <style:tab-stop style:type="left" style:position="2.3625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text-properties style:font-name="Helvetica" fo:language="en" fo:country="US"/>
    </style:style>
    <style:style style:name="P47" style:parent-style-name="Standard" style:family="paragraph">
      <style:paragraph-properties>
        <style:tab-stops>
          <style:tab-stop style:type="left" style:position="0.3937in"/>
          <style:tab-stop style:type="left" style:position="0.7875in"/>
          <style:tab-stop style:type="left" style:position="1.1812in"/>
          <style:tab-stop style:type="left" style:position="1.575in"/>
          <style:tab-stop style:type="left" style:position="1.9687in"/>
          <style:tab-stop style:type="left" style:position="2.3625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text-properties style:font-name="Helvetica" fo:language="en" fo:country="US"/>
    </style:style>
    <style:style style:name="P48" style:parent-style-name="Standard" style:family="paragraph">
      <style:paragraph-properties>
        <style:tab-stops>
          <style:tab-stop style:type="left" style:position="0.3937in"/>
          <style:tab-stop style:type="left" style:position="0.7875in"/>
          <style:tab-stop style:type="left" style:position="1.1812in"/>
          <style:tab-stop style:type="left" style:position="1.575in"/>
          <style:tab-stop style:type="left" style:position="1.9687in"/>
          <style:tab-stop style:type="left" style:position="2.3625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text-properties style:font-name="Helvetica" fo:language="en" fo:country="US"/>
    </style:style>
    <style:style style:name="P49" style:parent-style-name="Standard" style:family="paragraph">
      <style:paragraph-properties>
        <style:tab-stops>
          <style:tab-stop style:type="left" style:position="0.3937in"/>
          <style:tab-stop style:type="left" style:position="0.7875in"/>
          <style:tab-stop style:type="left" style:position="1.1812in"/>
          <style:tab-stop style:type="left" style:position="1.575in"/>
          <style:tab-stop style:type="left" style:position="1.9687in"/>
          <style:tab-stop style:type="left" style:position="2.3625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style>
    <style:style style:name="T50" style:parent-style-name="Standardstycketeckensnitt" style:family="text">
      <style:text-properties style:font-name="Helvetica" fo:font-weight="bold" style:font-weight-asian="bold" fo:language="en" fo:country="US"/>
    </style:style>
    <style:style style:name="P51" style:parent-style-name="Standard" style:family="paragraph">
      <style:paragraph-properties>
        <style:tab-stops>
          <style:tab-stop style:type="left" style:position="0.3937in"/>
          <style:tab-stop style:type="left" style:position="0.7875in"/>
          <style:tab-stop style:type="left" style:position="1.1812in"/>
          <style:tab-stop style:type="left" style:position="1.575in"/>
          <style:tab-stop style:type="left" style:position="1.9687in"/>
          <style:tab-stop style:type="left" style:position="2.3625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text-properties style:font-name="Helvetica" fo:language="en" fo:country="US"/>
    </style:style>
    <style:style style:name="P52" style:parent-style-name="Standard" style:family="paragraph">
      <style:paragraph-properties>
        <style:tab-stops>
          <style:tab-stop style:type="left" style:position="0.3937in"/>
          <style:tab-stop style:type="left" style:position="0.7875in"/>
          <style:tab-stop style:type="left" style:position="1.1812in"/>
          <style:tab-stop style:type="left" style:position="1.575in"/>
          <style:tab-stop style:type="left" style:position="1.9687in"/>
          <style:tab-stop style:type="left" style:position="2.3625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style>
    <style:style style:name="T53" style:parent-style-name="Standardstycketeckensnitt" style:family="text">
      <style:text-properties style:font-name="Helvetica" fo:font-weight="bold" style:font-weight-asian="bold" fo:language="en" fo:country="US"/>
    </style:style>
    <style:style style:name="T54" style:parent-style-name="Standardstycketeckensnitt" style:family="text">
      <style:text-properties style:font-name="Helvetica" fo:language="en" fo:country="US"/>
    </style:style>
    <style:style style:name="T55" style:parent-style-name="Standardstycketeckensnitt" style:family="text">
      <style:text-properties style:font-name="Helvetica" fo:language="en" fo:country="US"/>
    </style:style>
    <style:style style:name="T56" style:parent-style-name="Standardstycketeckensnitt" style:family="text">
      <style:text-properties style:font-name="Helvetica" fo:language="en" fo:country="US"/>
    </style:style>
    <style:style style:name="T57" style:parent-style-name="Standardstycketeckensnitt" style:family="text">
      <style:text-properties style:font-name="Helvetica" fo:language="en" fo:country="US"/>
    </style:style>
    <style:style style:name="T58" style:parent-style-name="Standardstycketeckensnitt" style:family="text">
      <style:text-properties style:font-name="Helvetica" fo:language="en" fo:country="US"/>
    </style:style>
    <style:style style:name="T59" style:parent-style-name="Standardstycketeckensnitt" style:family="text">
      <style:text-properties style:font-name="Helvetica" fo:language="en" fo:country="US"/>
    </style:style>
    <style:style style:name="T60" style:parent-style-name="Standardstycketeckensnitt" style:family="text">
      <style:text-properties style:font-name="Helvetica" fo:language="en" fo:country="US"/>
    </style:style>
    <style:style style:name="P61" style:parent-style-name="Standard" style:family="paragraph">
      <style:paragraph-properties>
        <style:tab-stops>
          <style:tab-stop style:type="left" style:position="0.3937in"/>
          <style:tab-stop style:type="left" style:position="0.7875in"/>
          <style:tab-stop style:type="left" style:position="1.1812in"/>
          <style:tab-stop style:type="left" style:position="1.575in"/>
          <style:tab-stop style:type="left" style:position="1.9687in"/>
          <style:tab-stop style:type="left" style:position="2.3625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style>
    <style:style style:name="T62" style:parent-style-name="Standardstycketeckensnitt" style:family="text">
      <style:text-properties style:font-name="Helvetica" fo:font-weight="bold" style:font-weight-asian="bold" fo:language="en" fo:country="US"/>
    </style:style>
    <style:style style:name="T63" style:parent-style-name="Standardstycketeckensnitt" style:family="text">
      <style:text-properties style:font-name="Helvetica" fo:language="en" fo:country="US"/>
    </style:style>
    <style:style style:name="T64" style:parent-style-name="Standardstycketeckensnitt" style:family="text">
      <style:text-properties style:font-name="Helvetica" fo:font-weight="bold" style:font-weight-asian="bold" fo:language="en" fo:country="US"/>
    </style:style>
    <style:style style:name="T65" style:parent-style-name="Standardstycketeckensnitt" style:family="text">
      <style:text-properties style:font-name="Helvetica" fo:language="en" fo:country="US"/>
    </style:style>
    <style:style style:name="T66" style:parent-style-name="Standardstycketeckensnitt" style:family="text">
      <style:text-properties style:font-name="Helvetica" fo:language="en" fo:country="US"/>
    </style:style>
    <style:style style:name="P67" style:parent-style-name="Standard" style:family="paragraph">
      <style:paragraph-properties>
        <style:tab-stops>
          <style:tab-stop style:type="left" style:position="0.3937in"/>
          <style:tab-stop style:type="left" style:position="0.7875in"/>
          <style:tab-stop style:type="left" style:position="1.1812in"/>
          <style:tab-stop style:type="left" style:position="1.575in"/>
          <style:tab-stop style:type="left" style:position="1.9687in"/>
          <style:tab-stop style:type="left" style:position="2.3625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text-properties style:font-name="Helvetica" fo:language="en" fo:country="US"/>
    </style:style>
    <style:style style:name="P68" style:parent-style-name="Standard" style:family="paragraph">
      <style:paragraph-properties>
        <style:tab-stops>
          <style:tab-stop style:type="left" style:position="0.3937in"/>
          <style:tab-stop style:type="left" style:position="0.7875in"/>
          <style:tab-stop style:type="left" style:position="1.1812in"/>
          <style:tab-stop style:type="left" style:position="1.575in"/>
          <style:tab-stop style:type="left" style:position="1.9687in"/>
          <style:tab-stop style:type="left" style:position="2.3625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text-properties style:font-name="Helvetica" fo:language="en" fo:country="US"/>
    </style:style>
    <style:style style:name="P69" style:parent-style-name="Standard" style:family="paragraph">
      <style:paragraph-properties>
        <style:tab-stops>
          <style:tab-stop style:type="left" style:position="0.3937in"/>
          <style:tab-stop style:type="left" style:position="0.7875in"/>
          <style:tab-stop style:type="left" style:position="1.1812in"/>
          <style:tab-stop style:type="left" style:position="1.575in"/>
          <style:tab-stop style:type="left" style:position="1.9687in"/>
          <style:tab-stop style:type="left" style:position="2.3625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text-properties style:font-name="Helvetica" fo:language="en" fo:country="US"/>
    </style:style>
    <style:style style:name="P70" style:parent-style-name="Standard" style:family="paragraph">
      <style:paragraph-properties>
        <style:tab-stops>
          <style:tab-stop style:type="left" style:position="0.3937in"/>
          <style:tab-stop style:type="left" style:position="0.7875in"/>
          <style:tab-stop style:type="left" style:position="1.1812in"/>
          <style:tab-stop style:type="left" style:position="1.575in"/>
          <style:tab-stop style:type="left" style:position="1.9687in"/>
          <style:tab-stop style:type="left" style:position="2.3625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text-properties style:font-name="Helvetica" fo:language="en" fo:country="US"/>
    </style:style>
    <style:style style:name="P71" style:parent-style-name="Standard" style:family="paragraph">
      <style:paragraph-properties>
        <style:tab-stops>
          <style:tab-stop style:type="left" style:position="0.3937in"/>
          <style:tab-stop style:type="left" style:position="0.7875in"/>
          <style:tab-stop style:type="left" style:position="1.1812in"/>
          <style:tab-stop style:type="left" style:position="1.575in"/>
          <style:tab-stop style:type="left" style:position="1.9687in"/>
          <style:tab-stop style:type="left" style:position="2.3625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style>
    <style:style style:name="T72" style:parent-style-name="Standardstycketeckensnitt" style:family="text">
      <style:text-properties style:font-name="Helvetica" fo:font-weight="bold" style:font-weight-asian="bold" fo:language="en" fo:country="US"/>
    </style:style>
    <style:style style:name="P73" style:parent-style-name="Standard" style:family="paragraph">
      <style:paragraph-properties>
        <style:tab-stops>
          <style:tab-stop style:type="left" style:position="0.3937in"/>
          <style:tab-stop style:type="left" style:position="0.7875in"/>
          <style:tab-stop style:type="left" style:position="1.1812in"/>
          <style:tab-stop style:type="left" style:position="1.575in"/>
          <style:tab-stop style:type="left" style:position="1.9687in"/>
          <style:tab-stop style:type="left" style:position="2.3625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text-properties style:font-name="Helvetica" fo:language="en" fo:country="US"/>
    </style:style>
    <style:style style:name="P74" style:parent-style-name="Standard" style:family="paragraph">
      <style:paragraph-properties>
        <style:tab-stops>
          <style:tab-stop style:type="left" style:position="0.3937in"/>
          <style:tab-stop style:type="left" style:position="0.7875in"/>
          <style:tab-stop style:type="left" style:position="1.1812in"/>
          <style:tab-stop style:type="left" style:position="1.575in"/>
          <style:tab-stop style:type="left" style:position="1.9687in"/>
          <style:tab-stop style:type="left" style:position="2.3625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text-properties style:font-name="Helvetica" fo:language="en" fo:country="US"/>
    </style:style>
    <style:style style:name="P75" style:parent-style-name="Standard" style:family="paragraph">
      <style:paragraph-properties>
        <style:tab-stops>
          <style:tab-stop style:type="left" style:position="0.3937in"/>
          <style:tab-stop style:type="left" style:position="0.7875in"/>
          <style:tab-stop style:type="left" style:position="1.1812in"/>
          <style:tab-stop style:type="left" style:position="1.575in"/>
          <style:tab-stop style:type="left" style:position="1.9687in"/>
          <style:tab-stop style:type="left" style:position="2.3625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text-properties style:font-name="Helvetica" fo:language="en" fo:country="US"/>
    </style:style>
    <style:style style:name="P76" style:parent-style-name="Standard" style:family="paragraph">
      <style:paragraph-properties>
        <style:tab-stops>
          <style:tab-stop style:type="left" style:position="0.3937in"/>
          <style:tab-stop style:type="left" style:position="0.7875in"/>
          <style:tab-stop style:type="left" style:position="1.1812in"/>
          <style:tab-stop style:type="left" style:position="1.575in"/>
          <style:tab-stop style:type="left" style:position="1.9687in"/>
          <style:tab-stop style:type="left" style:position="2.3625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text-properties style:font-name="Helvetica" fo:language="en" fo:country="US"/>
    </style:style>
    <style:style style:name="P77" style:parent-style-name="Standard" style:family="paragraph">
      <style:paragraph-properties>
        <style:tab-stops>
          <style:tab-stop style:type="left" style:position="0.3937in"/>
          <style:tab-stop style:type="left" style:position="0.7875in"/>
          <style:tab-stop style:type="left" style:position="1.1812in"/>
          <style:tab-stop style:type="left" style:position="1.575in"/>
          <style:tab-stop style:type="left" style:position="1.9687in"/>
          <style:tab-stop style:type="left" style:position="2.3625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style>
    <style:style style:name="T78" style:parent-style-name="Standardstycketeckensnitt" style:family="text">
      <style:text-properties style:font-name="Helvetica" fo:language="en" fo:country="US"/>
    </style:style>
    <style:style style:name="T79" style:parent-style-name="Standardstycketeckensnitt" style:family="text">
      <style:text-properties style:font-name="Helvetica" fo:language="en" fo:country="US"/>
    </style:style>
  </office:automatic-styles>
  <office:body>
    <office:text text:use-soft-page-breaks="true">
      <text:p text:style-name="P1"><text:span text:style-name="T2">Meeting Agenda</text:span></text:p>
      <text:p text:style-name="P3"/>
      <text:p text:style-name="P4"><text:span text:style-name="T5"><text:s text:c="2"/>Date:<text:s/></text:span><text:span text:style-name="T6">2015-05-07</text:span></text:p>
      <text:p text:style-name="P7"/>
      <text:p text:style-name="P8"><text:span text:style-name="T9"><text:s text:c="2"/>Facilitator:</text:span><text:span text:style-name="T10"><text:s/></text:span><text:span text:style-name="T11">Erik Öhrn</text:span></text:p>
      <text:p text:style-name="P12"/>
      <text:p text:style-name="P13"><text:span text:style-name="T14"><text:s text:c="2"/>Participants:<text:s/></text:span><text:span text:style-name="T15">Neda Farhand, Tobias Hallberg, Daniel Johansson, Erik Öhrn</text:span></text:p>
      <text:p text:style-name="P16"/>
      <text:p text:style-name="P17"><text:span text:style-name="T18">1. Objectives (5 min). Resolve any issues preventing the team to</text:span></text:p>
      <text:p text:style-name="P19"><text:span text:style-name="T20"><text:s text:c="2"/>continue.</text:span></text:p>
      <text:p text:style-name="P21"/>
      <text:list text:style-name="LFO1" text:continue-numbering="true">
        <text:list-item>
          <text:p text:style-name="P22">A<text:s/>NullPointerException sometimes<text:s/>thrown<text:s/>when a book is picked up and the body has been destroyed.</text:p>
        </text:list-item>
      </text:list>
      <text:p text:style-name="P23"/>
      <text:p text:style-name="P24"><text:span text:style-name="T25">2. Reports (15 min) from previous meeting</text:span></text:p>
      <text:p text:style-name="P26"/>
      <text:p text:style-name="P27"><text:span text:style-name="T28"><text:s/></text:span><text:span text:style-name="T29"><text:s/>- Erik<text:s/></text:span><text:span text:style-name="T30">has fixed so that the maps now can be .png files. Also friction for books, the player and zombies has been implemented, as well as the path finding from the zombies to the player (which is for now ou</text:span><text:span text:style-name="T31">t</text:span><text:span text:style-name="T32">putted in the console). He has furthermore continued working on the report.<text:s/></text:span></text:p>
      <text:p text:style-name="P33">- Neda has modified the zombie and path finding classes in order to make the zombie move towards the player. She has also started on the different move<text:s/>methods.</text:p>
      <text:p text:style-name="P34">- Tobias has made the books disappear after a set number of seconds in order to decrease computational load, as well as written on the SDD.</text:p>
      <text:p text:style-name="P35">- Daniel has worked on fixing the crash bug.</text:p>
      <text:p text:style-name="P36"/>
      <text:p text:style-name="P37"><text:span text:style-name="T38">3. Discussion items (35 min)</text:span></text:p>
      <text:p text:style-name="P39"/>
      <text:p text:style-name="P40">- The player should be able to hide, it’s not top priority but should be implemented in the future. The same goes for different sound effects.</text:p>
      <text:p text:style-name="P41">- Statistics, such as kill count, should be shown.</text:p>
      <text:p text:style-name="P42">- The zombie is killed even if it’s hit by a non-moving book. A health system should be implemented based on the book’s speed.</text:p>
      <text:p text:style-name="P43">- We need to look at unit testing.</text:p>
      <text:p text:style-name="P44">- The player and books move too quickly diagonally.<text:s/></text:p>
      <text:p text:style-name="P45">- The renderer should check if all entities should be rendered<text:s/>or not, not just the books.</text:p>
      <text:p text:style-name="P46">- Multiple levels should be implemented.</text:p>
      <text:p text:style-name="P47">- A secondary layer for player obstacles only should be implemented.<text:s/></text:p>
      <text:p text:style-name="P48"/>
      <text:p text:style-name="P49"><text:span text:style-name="T50">4. Outcomes and assignments (5 min)</text:span></text:p>
      <text:p text:style-name="P51"/>
      <text:p text:style-name="P52"><text:span text:style-name="T53"><text:s/></text:span><text:span text:style-name="T54">- Neda<text:s/></text:span><text:span text:style-name="T55">will continue on the</text:span><text:span text:style-name="T56"><text:s/>zombie move</text:span><text:span text:style-name="T57">ment and start on the health</text:span><text:span text:style-name="T58"><text:s/>and attack system</text:span><text:span text:style-name="T59">s</text:span><text:span text:style-name="T60">.</text:span></text:p>
      <text:p text:style-name="P61"><text:span text:style-name="T62"><text:s/></text:span><text:span text:style-name="T63">-</text:span><text:span text:style-name="T64"><text:s/></text:span><text:span text:style-name="T65">Erik will focus on<text:s/></text:span><text:span text:style-name="T66">documenting and writing on the RAD.</text:span></text:p>
      <text:p text:style-name="P67"><text:s/>- Tobias will<text:s/>fix the diagonal speed and start on a menu screen.<text:s/></text:p>
      <text:p text:style-name="P68"><text:s/>- Daniel will continue on the bug fixes, as well as finishing<text:s/>chapter 2.3<text:s/>for the RAD.<text:s/>He will also start looking into the aiming system.</text:p>
      <text:p text:style-name="P69">- All will work on the report for tomorrow.</text:p>
      <text:p text:style-name="P70"/>
      <text:p text:style-name="P71"><text:span text:style-name="T72">5. Wrap up</text:span></text:p>
      <text:p text:style-name="P73"/>
      <text:p text:style-name="P74">- The bug remains but will be fixed. This is top priority.<text:s/></text:p>
      <text:soft-page-break/>
      <text:p text:style-name="P75">- All participants will continue on their assignments.</text:p>
      <text:p text:style-name="P76">- The<text:s/>items not assigned will be assigned in the future since they are not of the highest priority.</text:p>
      <text:p text:style-name="P77"><text:span text:style-name="T78">-<text:s/></text:span><text:span text:style-name="T79">The next meeting will be held on Monday 10:00 in M1212B.</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svg:font-family="Times" style:font-family-generic="system" svg:panose-1="2 2 6 3 5 4 5 2 3 4"/>
    <style:font-face style:name="Times New Roman" svg:font-family="Times New Roman" style:font-family-generic="roman" style:font-pitch="variable" svg:panose-1="2 2 6 3 5 4 5 2 3 4"/>
    <style:font-face style:name="Helvetica" svg:font-family="Helvetica"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5in"/>
      <style:text-properties style:font-name="Times"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1pt" fo:background-color="transparent" style:text-underline-type="none" style:text-underline-color="font-color" style:text-emphasize="none" fo:language="sv" fo:country="SE" style:language-asian="sv" style:country-asian="SE" style:language-complex="ar" style:country-complex="SA" style:text-combine="none" fo:hyphenate="true"/>
    </style:default-style>
    <style:style style:name="Normal" style:display-name="Normal" style:family="paragraph">
      <style:text-properties fo:hyphenate="false"/>
    </style:style>
    <style:style style:name="Standardstycketeckensnitt" style:display-name="Standardstycketeckensnitt" style:family="text"/>
    <style:style style:name="Standard" style:display-name="Standard" style:family="paragraph">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Helvetica" style:font-name-asian="Times New Roman"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Helvetica"/>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Erik Öhrn</dc:creator>
    <meta:creation-date>2015-05-07T08:48:00Z</meta:creation-date>
    <dc:date>2015-05-07T09:34:00Z</dc:date>
    <meta:template xlink:href="Normal.dotm" xlink:type="simple"/>
    <meta:editing-cycles>2</meta:editing-cycles>
    <meta:editing-duration>PT2760S</meta:editing-duration>
    <meta:document-statistic meta:page-count="2" meta:paragraph-count="4" meta:word-count="373" meta:character-count="2350" meta:row-count="16" meta:non-whitespace-character-count="1981"/>
  </office:meta>
</office:document-meta>
</file>